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inos" svg:font-family="Tinos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fo:language="fr" fo:country="FR" officeooo:rsid="00150fd6" officeooo:paragraph-rsid="00150fd6"/>
    </style:style>
    <style:style style:name="P2" style:family="paragraph" style:parent-style-name="Standard">
      <style:text-properties fo:language="fr" fo:country="FR" officeooo:rsid="0011f0b8" officeooo:paragraph-rsid="0011f0b8"/>
    </style:style>
    <style:style style:name="P3" style:family="paragraph" style:parent-style-name="Standard">
      <style:text-properties fo:language="fr" fo:country="FR" officeooo:rsid="0013c132" officeooo:paragraph-rsid="0013c132"/>
    </style:style>
    <style:style style:name="P4" style:family="paragraph" style:parent-style-name="Standard">
      <style:text-properties fo:language="fr" fo:country="FR" officeooo:rsid="00143740" officeooo:paragraph-rsid="0013c132"/>
    </style:style>
    <style:style style:name="P5" style:family="paragraph" style:parent-style-name="Standard">
      <style:text-properties fo:language="fr" fo:country="FR" style:text-underline-style="solid" style:text-underline-width="auto" style:text-underline-color="font-color" fo:font-weight="bold" officeooo:rsid="0013c132" officeooo:paragraph-rsid="0013c132" style:font-weight-asian="bold" style:font-weight-complex="bold"/>
    </style:style>
    <style:style style:name="P6" style:family="paragraph" style:parent-style-name="Standard" style:list-style-name="L1">
      <style:text-properties fo:language="fr" fo:country="FR" officeooo:rsid="001887b9" officeooo:paragraph-rsid="001887b9"/>
    </style:style>
    <style:style style:name="P7" style:family="paragraph" style:parent-style-name="Standard" style:list-style-name="L2">
      <style:text-properties fo:language="fr" fo:country="FR" officeooo:rsid="001887b9" officeooo:paragraph-rsid="001887b9"/>
    </style:style>
    <style:style style:name="P8" style:family="paragraph" style:parent-style-name="Standard" style:list-style-name="L2">
      <style:text-properties fo:language="fr" fo:country="FR" officeooo:rsid="001887b9" officeooo:paragraph-rsid="00234898"/>
    </style:style>
    <style:style style:name="P9" style:family="paragraph" style:parent-style-name="Standard" style:list-style-name="L3">
      <style:text-properties fo:language="fr" fo:country="FR" officeooo:rsid="001887b9" officeooo:paragraph-rsid="001887b9"/>
    </style:style>
    <style:style style:name="P10" style:family="paragraph" style:parent-style-name="Standard" style:list-style-name="L4">
      <style:text-properties fo:language="fr" fo:country="FR" officeooo:rsid="001887b9" officeooo:paragraph-rsid="001887b9"/>
    </style:style>
    <style:style style:name="P11" style:family="paragraph" style:parent-style-name="Standard" style:list-style-name="L5">
      <style:text-properties fo:language="fr" fo:country="FR" officeooo:rsid="001887b9" officeooo:paragraph-rsid="001887b9"/>
    </style:style>
    <style:style style:name="P12" style:family="paragraph" style:parent-style-name="Standard" style:list-style-name="L3">
      <style:text-properties fo:language="fr" fo:country="FR" officeooo:rsid="0026db57" officeooo:paragraph-rsid="0026db57"/>
    </style:style>
    <style:style style:name="P13" style:family="paragraph" style:parent-style-name="Standard" style:list-style-name="L6">
      <style:text-properties fo:language="fr" fo:country="FR" officeooo:rsid="001ab198" officeooo:paragraph-rsid="001ab198"/>
    </style:style>
    <style:style style:name="P14" style:family="paragraph" style:parent-style-name="Standard" style:list-style-name="L7">
      <style:text-properties fo:language="fr" fo:country="FR" officeooo:rsid="001bfc23" officeooo:paragraph-rsid="001bfc23"/>
    </style:style>
    <style:style style:name="P15" style:family="paragraph" style:parent-style-name="Standard" style:list-style-name="L7">
      <style:text-properties fo:language="fr" fo:country="FR" officeooo:rsid="00287a01" officeooo:paragraph-rsid="00287a01"/>
    </style:style>
    <style:style style:name="P16" style:family="paragraph" style:parent-style-name="Standard" style:list-style-name="L8">
      <style:text-properties fo:language="fr" fo:country="FR" officeooo:rsid="002bc488" officeooo:paragraph-rsid="002bc488"/>
    </style:style>
    <style:style style:name="P17" style:family="paragraph" style:parent-style-name="Standard" style:list-style-name="L9">
      <style:text-properties fo:language="fr" fo:country="FR" officeooo:rsid="002e18bd" officeooo:paragraph-rsid="002e18bd"/>
    </style:style>
    <style:style style:name="P18" style:family="paragraph" style:parent-style-name="Standard" style:list-style-name="L9">
      <style:text-properties fo:language="fr" fo:country="FR" officeooo:rsid="00302327" officeooo:paragraph-rsid="00302327"/>
    </style:style>
    <style:style style:name="P19" style:family="paragraph" style:parent-style-name="Standard" style:list-style-name="L10">
      <style:text-properties fo:language="fr" fo:country="FR" officeooo:rsid="00253db0" officeooo:paragraph-rsid="00253db0"/>
    </style:style>
    <style:style style:name="P20" style:family="paragraph" style:parent-style-name="Standard" style:list-style-name="L11">
      <style:text-properties fo:language="fr" fo:country="FR" officeooo:rsid="00253db0" officeooo:paragraph-rsid="003136cb"/>
    </style:style>
    <style:style style:name="P21" style:family="paragraph" style:parent-style-name="Standard" style:list-style-name="L11">
      <style:text-properties fo:language="fr" fo:country="FR" officeooo:rsid="001d7e33" officeooo:paragraph-rsid="003136cb"/>
    </style:style>
    <style:style style:name="P22" style:family="paragraph" style:parent-style-name="Standard" style:list-style-name="L11">
      <style:text-properties fo:language="fr" fo:country="FR" officeooo:rsid="001f7c8e" officeooo:paragraph-rsid="003136cb"/>
    </style:style>
    <style:style style:name="P23" style:family="paragraph" style:parent-style-name="Standard" style:list-style-name="L11">
      <style:text-properties fo:language="fr" fo:country="FR" officeooo:rsid="00312993" officeooo:paragraph-rsid="003136cb"/>
    </style:style>
    <style:style style:name="P24" style:family="paragraph" style:parent-style-name="Standard" style:list-style-name="L10">
      <style:text-properties fo:language="fr" fo:country="FR" officeooo:rsid="003136cb" officeooo:paragraph-rsid="003136cb"/>
    </style:style>
    <style:style style:name="P25" style:family="paragraph" style:parent-style-name="Standard" style:list-style-name="L10">
      <style:text-properties officeooo:rsid="003136cb" officeooo:paragraph-rsid="003136cb"/>
    </style:style>
    <style:style style:name="P26" style:family="paragraph" style:parent-style-name="Standard">
      <style:text-properties officeooo:rsid="0011f0b8" officeooo:paragraph-rsid="0011f0b8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1d7e33"/>
    </style:style>
    <style:style style:name="T3" style:family="text">
      <style:text-properties officeooo:rsid="00197234"/>
    </style:style>
    <style:style style:name="T4" style:family="text">
      <style:text-properties officeooo:rsid="00209f7d"/>
    </style:style>
    <style:style style:name="T5" style:family="text">
      <style:text-properties officeooo:rsid="002d2a09"/>
    </style:style>
    <style:style style:name="T6" style:family="text">
      <style:text-properties officeooo:rsid="002ea2b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ban de Crevoisier</text:p>
      <text:p text:style-name="P26"><text:span text:style-name="T1">HandySitter</text:span></text:p>
      <text:p text:style-name="P2"/>
      <text:p text:style-name="P1">Points mensuels</text:p>
      <text:p text:style-name="P5">Présentation du 11 décembre 2017</text:p>
      <text:list xml:id="list1541923729" text:style-name="L1">
        <text:list-item>
          <text:p text:style-name="P6">Actions menées</text:p>
        </text:list-item>
      </text:list>
      <text:list xml:id="list1080948490" text:style-name="L2">
        <text:list-item>
          <text:list>
            <text:list-item>
              <text:p text:style-name="P7">Rencontre du directeur du service d’urgences de l’hôpital Beaujon</text:p>
            </text:list-item>
            <text:list-item>
              <text:p text:style-name="P7">Recherche d’un nouveau sujet</text:p>
            </text:list-item>
            <text:list-item>
              <text:p text:style-name="P8">Prise de contact avec des médecins de Necker</text:p>
            </text:list-item>
          </text:list>
        </text:list-item>
      </text:list>
      <text:list xml:id="list182857429474328" text:continue-list="list1541923729" text:style-name="L1">
        <text:list-item>
          <text:p text:style-name="P6">Apprentissage</text:p>
        </text:list-item>
      </text:list>
      <text:list xml:id="list2994690843" text:style-name="L3">
        <text:list-item>
          <text:list>
            <text:list-item>
              <text:p text:style-name="P9">L’idée a beau être bonne, elle dépend intégralement du contexte qui peut changer : le timing est clef.</text:p>
            </text:list-item>
            <text:list-item>
              <text:p text:style-name="P9">Il faut faire pour savoir.</text:p>
            </text:list-item>
            <text:list-item>
              <text:p text:style-name="P9">Même si le projet <text:span text:style-name="T3">n’aboutit</text:span> pas, j’apprends beaucoup sur le domaine et développe donc une expertise.</text:p>
            </text:list-item>
            <text:list-item>
              <text:p text:style-name="P12">Il vaut mieux que je travaille en équipe, même si ça n’est qu’un encadrement distant.</text:p>
            </text:list-item>
          </text:list>
        </text:list-item>
      </text:list>
      <text:list xml:id="list182857301279137" text:continue-list="list182857429474328" text:style-name="L1">
        <text:list-item>
          <text:p text:style-name="P6">Orientation</text:p>
        </text:list-item>
      </text:list>
      <text:list xml:id="list768860279" text:style-name="L4">
        <text:list-item>
          <text:list>
            <text:list-item>
              <text:p text:style-name="P10">Changement de sujet</text:p>
            </text:list-item>
          </text:list>
        </text:list-item>
      </text:list>
      <text:list xml:id="list182856281740943" text:continue-list="list182857301279137" text:style-name="L1">
        <text:list-item>
          <text:p text:style-name="P6">Objectifs</text:p>
        </text:list-item>
      </text:list>
      <text:list xml:id="list3433768711" text:style-name="L5">
        <text:list-item>
          <text:list>
            <text:list-item>
              <text:p text:style-name="P11">Choisir un nouveau sujet</text:p>
            </text:list-item>
          </text:list>
        </text:list-item>
      </text:list>
      <text:p text:style-name="P3"/>
      <text:p text:style-name="P5">Présentation du 10 janvier 2018</text:p>
      <text:list xml:id="list1319850786" text:style-name="L6">
        <text:list-item>
          <text:p text:style-name="P13">Actions menées</text:p>
        </text:list-item>
      </text:list>
      <text:list xml:id="list416113843" text:style-name="L7">
        <text:list-item>
          <text:list>
            <text:list-item>
              <text:p text:style-name="P14">Choix du sujet : <text:span text:style-name="T4">babysitting</text:span> pour enfants handicapés.</text:p>
            </text:list-item>
            <text:list-item>
              <text:p text:style-name="P15">Définition précise du projet avec un médecin de Necker</text:p>
            </text:list-item>
          </text:list>
        </text:list-item>
      </text:list>
      <text:list xml:id="list182856689978405" text:continue-list="list1319850786" text:style-name="L6">
        <text:list-item>
          <text:p text:style-name="P13">Apprentissage</text:p>
        </text:list-item>
      </text:list>
      <text:list xml:id="list3835084915" text:style-name="L8">
        <text:list-item>
          <text:list>
            <text:list-item>
              <text:p text:style-name="P16">Il vaut mieux choisir un sujet raiso<text:span text:style-name="T5">n</text:span>nable même s’il est moins sexy.</text:p>
            </text:list-item>
          </text:list>
        </text:list-item>
      </text:list>
      <text:list xml:id="list182856299619624" text:continue-list="list182856689978405" text:style-name="L6">
        <text:list-item>
          <text:p text:style-name="P13">Orientation</text:p>
        </text:list-item>
        <text:list-item>
          <text:p text:style-name="P13">Objectifs</text:p>
        </text:list-item>
      </text:list>
      <text:list xml:id="list2534739407" text:style-name="L9">
        <text:list-item>
          <text:list>
            <text:list-item>
              <text:p text:style-name="P17">Prise de contact avec <text:span text:style-name="T6">l’association de parents pour avoir un interlocuteur plus disponible</text:span></text:p>
            </text:list-item>
            <text:list-item>
              <text:p text:style-name="P18">Prototypage</text:p>
            </text:list-item>
          </text:list>
        </text:list-item>
      </text:list>
      <text:p text:style-name="P3"/>
      <text:p text:style-name="P5">Présentation du 12 février 2018</text:p>
      <text:list xml:id="list4143247714" text:style-name="L10">
        <text:list-item>
          <text:p text:style-name="P19">Actions menées</text:p>
        </text:list-item>
      </text:list>
      <text:list xml:id="list3578774458" text:style-name="L11">
        <text:list-item>
          <text:list>
            <text:list-item>
              <text:p text:style-name="P21">Prise de contact avec l’institut Imagine.</text:p>
            </text:list-item>
            <text:list-item>
              <text:p text:style-name="P22">Prise de contact avec un élève ayant déjà amorcé un travail sur ce projet.</text:p>
            </text:list-item>
            <text:list-item>
              <text:p text:style-name="P23">Précision du sujet</text:p>
            </text:list-item>
            <text:list-item>
              <text:p text:style-name="P20">Début d’étude de marché</text:p>
            </text:list-item>
          </text:list>
        </text:list-item>
      </text:list>
      <text:list xml:id="list182856678794674" text:continue-list="list4143247714" text:style-name="L10">
        <text:list-item>
          <text:p text:style-name="P25"><text:span text:style-name="T2">A</text:span><text:span text:style-name="T1">pprentissage</text:span></text:p>
        </text:list-item>
        <text:list-item>
          <text:p text:style-name="P24">Orientation</text:p>
        </text:list-item>
        <text:list-item>
          <text:p text:style-name="P24">Objectifs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inos" svg:font-family="Tinos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nos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5:44:23.397234430</meta:creation-date>
    <dc:date>2018-02-25T18:28:55.569453326</dc:date>
    <meta:editing-duration>PT42M1S</meta:editing-duration>
    <meta:editing-cycles>25</meta:editing-cycles>
    <meta:generator>LibreOffice/6.0.1.1$Linux_X86_64 LibreOffice_project/00m0$Build-1</meta:generator>
    <meta:document-statistic meta:table-count="0" meta:image-count="0" meta:object-count="0" meta:page-count="1" meta:paragraph-count="36" meta:word-count="218" meta:character-count="1247" meta:non-whitespace-character-count="1095"/>
  </office:meta>
</office:document-meta>
</file>